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16491" officeooo:paragraph-rsid="00116491"/>
    </style:style>
    <style:style style:name="P2" style:family="paragraph" style:parent-style-name="Text_20_body">
      <style:text-properties fo:language="ru" fo:country="RU" officeooo:rsid="001358c4" officeooo:paragraph-rsid="001358c4"/>
    </style:style>
    <style:style style:name="P3" style:family="paragraph" style:parent-style-name="Text_20_body">
      <style:text-properties fo:language="ru" fo:country="RU" officeooo:rsid="00181590" officeooo:paragraph-rsid="00181590"/>
    </style:style>
    <style:style style:name="P4" style:family="paragraph" style:parent-style-name="Text_20_body">
      <style:text-properties fo:language="ru" fo:country="RU" officeooo:rsid="00191d65" officeooo:paragraph-rsid="00191d65"/>
    </style:style>
    <style:style style:name="P5" style:family="paragraph" style:parent-style-name="Text_20_body">
      <style:text-properties fo:language="ru" fo:country="RU" officeooo:rsid="0019697f" officeooo:paragraph-rsid="0019697f"/>
    </style:style>
    <style:style style:name="T1" style:family="text">
      <style:text-properties officeooo:rsid="0012758f"/>
    </style:style>
    <style:style style:name="T2" style:family="text">
      <style:text-properties officeooo:rsid="001405c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668f7"/>
    </style:style>
    <style:style style:name="T5" style:family="text">
      <style:text-properties officeooo:rsid="00196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писание проекта </text:h>
      <text:p text:style-name="P1">Проект предназначен для мониторинга бизнес процессов. Основная часть процесса происходит внутри системы 1с. <text:span text:style-name="T1">Путем периодической выгрузки данных из 1с в базу данных проекта происходит обновление базы данных проекта. Информация из этой БД отображается пользователям через веб интерфейс.</text:span></text:p>
      <text:h text:style-name="Heading_20_1" text:outline-level="1">Эксплуатационное назначение</text:h>
      <text:p text:style-name="P2">Для заказчика это просмотр и контроль заявок кл<text:span text:style-name="T2">и</text:span>ентов, накладных, маршрутов и проч… Для клиентов это возможность увидеть через веб интерфейс статус своего заказа.</text:p>
      <text:h text:style-name="Heading_20_1" text:outline-level="1"><text:span text:style-name="T3">Функ</text:span><text:span text:style-name="T4">ц</text:span><text:span text:style-name="T3">иональное</text:span> назначение</text:h>
      <text:p text:style-name="P3">Выгружать данные о заявках, накладных, сборочных листах, маршрутах из системы 1с.</text:p>
      <text:p text:style-name="P4">Возможность добавить новый маршрут, возможно<text:span text:style-name="T5">сть добавить плечо маршрута</text:span>...</text:p>
      <text:h text:style-name="Heading_20_1" text:outline-level="1">Термины и определения</text:h>
      <text:p text:style-name="P5">Накладная</text:p>
      <text:p text:style-name="P5">Маршрут</text:p>
      <text:p text:style-name="P5">Плечо маршрута</text:p>
      <text:p text:style-name="P5">Роль</text:p>
      <text:p text:style-name="P5">Диспетчер склада</text:p>
      <text:p text:style-name="P5">Диспетчер</text:p>
      <text:p text:style-name="P5">Статус накладной</text:p>
      <text:p text:style-name="P5">Заявка</text:p>
      <text:p text:style-name="P5">Клиент</text:p>
      <text:p text:style-name="P5">Сборочный лист</text:p>
      <text:p text:style-name="Text_20_body"/>
      <text:h text:style-name="Heading_20_1" text:outline-level="1">Данные и списки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6S</meta:editing-duration>
    <meta:editing-cycles>12</meta:editing-cycles>
    <meta:generator>LibreOffice/5.0.2.2$Windows_x86 LibreOffice_project/37b43f919e4de5eeaca9b9755ed688758a8251fe</meta:generator>
    <dc:date>2015-10-10T15:14:58.718000000</dc:date>
    <meta:document-statistic meta:table-count="0" meta:image-count="0" meta:object-count="0" meta:page-count="1" meta:paragraph-count="19" meta:word-count="105" meta:character-count="807" meta:non-whitespace-character-count="720"/>
    <meta:user-defined meta:name="Info 1"/>
    <meta:user-defined meta:name="Info 2"/>
    <meta:user-defined meta:name="Info 3"/>
    <meta:user-defined meta:name="Info 4"/>
  </office:meta>
</office:document-meta>
</file>